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9.60000038146973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p Manual</text:p>
      <text:p text:style-name="P2"/>
      <text:p text:style-name="P1">For Users</text:p>
      <text:p text:style-name="P1"/>
      <text:p text:style-name="P4">System requirements:</text:p>
      <text:p text:style-name="P4"/>
      <text:p text:style-name="P4">Hardware:</text:p>
      <text:p text:style-name="P4"/>
      <text:p text:style-name="P4">Software:</text:p>
      <text:p text:style-name="P4"/>
      <text:list xml:id="list255469518" text:style-name="L2">
        <text:list-item>
          <text:p text:style-name="P5">Python 2.7+</text:p>
        </text:list-item>
        <text:list-item>
          <text:p text:style-name="P5">Ubuntu Linux</text:p>
        </text:list-item>
        <text:list-item>
          <text:p text:style-name="P5">Matlab</text:p>
        </text:list-item>
      </text:list>
      <text:p text:style-name="P4"/>
      <text:p text:style-name="P4"/>
      <text:p text:style-name="P3">Configuration</text:p>
      <text:p text:style-name="P3">Trigger</text:p>
      <text:p text:style-name="P3">Plotting</text:p>
      <text:p text:style-name="P1"/>
      <text:p text:style-name="P1">For developers</text:p>
      <text:p text:style-name="P1"/>
      <text:p text:style-name="P1"/>
      <text:p text:style-name="P1"><text:line-break/>FA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4:31:03</meta:creation-date>
    <dc:date>2014-02-26T14:41:02</dc:date>
    <meta:editing-duration>PT3M35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3" meta:word-count="22" meta:character-count="136" meta:non-whitespace-character-count="129"/>
  </office:meta>
</office:document-meta>
</file>